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4f291"/>
    </style:style>
    <style:style style:name="P2" style:family="paragraph" style:parent-style-name="Standard">
      <style:text-properties officeooo:paragraph-rsid="0005b6df"/>
    </style:style>
    <style:style style:name="T1" style:family="text">
      <style:text-properties officeooo:rsid="0004f291"/>
    </style:style>
    <style:style style:name="T2" style:family="text">
      <style:text-properties officeooo:rsid="0005b6d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Dear Jake,</text:span></text:p>
      <text:p text:style-name="P1"><text:span text:style-name="T1">I had a wonerful experience reading your restraunt review of Qudoba. As I have also been to qqudoba for a late night fix my self I feel like you did a really good job of using descriptive words about the food and the atmosphere. I liked how if any college kid or person that has been to college read this they could deffinatly relate to your word choice and tone used. Your first paragraph did a great job of hooking my intrest while providing a clear claim. </text:span></text:p>
      <text:p text:style-name="P2"><text:span text:style-name="T2">You have good sentence structures that kept me interested and I never felt like you were repting ideas or being bias. </text:span></text:p>
      <text:p text:style-name="P1"><text:span text:style-name="T1">I could recommend talking more about the food. Maybe get what your friend thought about his steak quesidias. I too found the part talking about the actuall food difficult. Was there anything negitive about t your experience? If you provide something that wasn't exelent it would make the </text:span><text:span text:style-name="T2">experience seem more relateable. </text:span></text:p>
      <text:p text:style-name="P2"><text:span text:style-name="T2">You do reppeate a few word often like and rowdy, and friends. If you switch up some of these words with out changing the main idea of the sentence your review might have better flow.</text:span></text:p>
      <text:p text:style-name="P2"><text:span text:style-name="T2"/></text:p>
      <text:p text:style-name="P2"><text:span text:style-name="T2">Sincerely,</text:span></text:p>
      <text:p text:style-name="P2"><text:span text:style-name="T2">Sam Quin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3T16:05:24</meta:creation-date>
    <dc:date>2013-04-23T16:32:36</dc:date>
    <meta:editing-duration>PT11M32S</meta:editing-duration>
    <meta:editing-cycles>1</meta:editing-cycles>
    <meta:document-statistic meta:table-count="0" meta:image-count="0" meta:object-count="0" meta:page-count="1" meta:paragraph-count="7" meta:word-count="200" meta:character-count="1109" meta:non-whitespace-character-count="913"/>
    <meta:generator>LibreOffice/3.6$Linux_x86 LibreOffice_project/360m1$Build-2</meta:generator>
  </office:meta>
</office:document-meta>
</file>